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A4D63FD35B818F40.png" manifest:media-type="image/png"/>
  <manifest:file-entry manifest:full-path="Pictures/1000000000000500000002D0602CF18F46DF8C3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.001cm" svg:y="0.001cm">
          <draw:image xlink:href="Pictures/1000000000000500000002D0602CF18F46DF8C33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ésus apparaît aux disciples</text:span></text:p>
            <text:p text:style-name="P3"><text:span text:style-name="T2">(Jean 20.19-31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2:12:55.592000000</dc:date>
    <meta:editing-duration>PT2H27M43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